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6ba283"/>
    </style:style>
    <style:style style:name="P2" style:family="paragraph" style:parent-style-name="Standard">
      <style:text-properties officeooo:rsid="00200ad2" officeooo:paragraph-rsid="00ec9e2b"/>
    </style:style>
    <style:style style:name="P3" style:family="paragraph" style:parent-style-name="Standard">
      <style:text-properties officeooo:rsid="00200ad2" officeooo:paragraph-rsid="0145c9c0"/>
    </style:style>
    <style:style style:name="P4" style:family="paragraph" style:parent-style-name="Standard">
      <style:text-properties officeooo:rsid="00200ad2" officeooo:paragraph-rsid="0145d9e5"/>
    </style:style>
    <style:style style:name="P5" style:family="paragraph" style:parent-style-name="Standard">
      <style:text-properties officeooo:rsid="00200ad2" officeooo:paragraph-rsid="014f698a"/>
    </style:style>
    <style:style style:name="P6" style:family="paragraph" style:parent-style-name="Standard">
      <style:text-properties officeooo:rsid="00200ad2" officeooo:paragraph-rsid="00edf236"/>
    </style:style>
    <style:style style:name="P7" style:family="paragraph" style:parent-style-name="Standard">
      <style:text-properties officeooo:rsid="00200ad2" officeooo:paragraph-rsid="015293e4"/>
    </style:style>
    <style:style style:name="P8" style:family="paragraph" style:parent-style-name="Standard">
      <style:text-properties officeooo:rsid="00200ad2" officeooo:paragraph-rsid="018d3b01"/>
    </style:style>
    <style:style style:name="P9" style:family="paragraph" style:parent-style-name="Standard">
      <style:text-properties officeooo:rsid="003ddd48" officeooo:paragraph-rsid="01512619"/>
    </style:style>
    <style:style style:name="P10" style:family="paragraph" style:parent-style-name="Standard">
      <style:text-properties officeooo:rsid="003ddd48" officeooo:paragraph-rsid="015293e4"/>
    </style:style>
    <style:style style:name="P11" style:family="paragraph" style:parent-style-name="Standard">
      <style:text-properties officeooo:rsid="014f698a" officeooo:paragraph-rsid="01512619"/>
    </style:style>
    <style:style style:name="P12" style:family="paragraph" style:parent-style-name="Standard">
      <style:text-properties officeooo:paragraph-rsid="0155ff5d"/>
    </style:style>
    <style:style style:name="P13" style:family="paragraph" style:parent-style-name="Standard">
      <style:text-properties fo:font-size="11pt" officeooo:rsid="014f698a" officeooo:paragraph-rsid="015293e4" style:font-size-asian="11pt" style:font-size-complex="11pt"/>
    </style:style>
    <style:style style:name="P14" style:family="paragraph" style:parent-style-name="Standard">
      <style:text-properties fo:font-size="11pt" officeooo:rsid="014f698a" officeooo:paragraph-rsid="006ba283" style:font-size-asian="11pt" style:font-size-complex="11pt"/>
    </style:style>
    <style:style style:name="P15" style:family="paragraph" style:parent-style-name="Standard">
      <style:text-properties fo:font-size="11pt" officeooo:rsid="01586b6f" officeooo:paragraph-rsid="01586b6f" style:font-size-asian="11pt" style:font-size-complex="11pt"/>
    </style:style>
    <style:style style:name="P16" style:family="paragraph" style:parent-style-name="Standard">
      <style:text-properties officeooo:paragraph-rsid="01512619"/>
    </style:style>
    <style:style style:name="P1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style:font-name="Arial" officeooo:rsid="00a03555" style:font-size-asian="10.5pt"/>
    </style:style>
    <style:style style:name="T2" style:family="text">
      <style:text-properties style:font-name="Arial" officeooo:rsid="0145c9c0" style:font-size-asian="10.5pt"/>
    </style:style>
    <style:style style:name="T3" style:family="text">
      <style:text-properties style:font-name="Arial" fo:font-size="11pt" officeooo:rsid="00a03555" style:font-size-asian="11pt" style:font-size-complex="11pt"/>
    </style:style>
    <style:style style:name="T4" style:family="text">
      <style:text-properties style:font-name="Arial" fo:font-size="11pt" officeooo:rsid="00edf236" style:font-size-asian="11pt" style:font-size-complex="11pt"/>
    </style:style>
    <style:style style:name="T5" style:family="text">
      <style:text-properties style:font-name="Arial" fo:font-size="11pt" officeooo:rsid="0145d9e5" style:font-size-asian="11pt" style:font-size-complex="11pt"/>
    </style:style>
    <style:style style:name="T6" style:family="text">
      <style:text-properties style:font-name="Arial" fo:font-size="11pt" officeooo:rsid="0128dbfb" style:font-size-asian="11pt" style:font-size-complex="11pt"/>
    </style:style>
    <style:style style:name="T7" style:family="text">
      <style:text-properties style:font-name="Arial" fo:font-size="11pt" officeooo:rsid="015293e4" style:font-size-asian="11pt" style:font-size-complex="11pt"/>
    </style:style>
    <style:style style:name="T8" style:family="text">
      <style:text-properties style:font-name="Arial" fo:font-size="11pt" officeooo:rsid="014600a8" style:font-size-asian="11pt" style:font-size-complex="11pt"/>
    </style:style>
    <style:style style:name="T9" style:family="text">
      <style:text-properties style:font-name="Arial" fo:font-size="11pt" officeooo:rsid="00ec9e2b" style:font-size-asian="11pt" style:font-size-complex="11pt"/>
    </style:style>
    <style:style style:name="T10" style:family="text">
      <style:text-properties style:font-name="Arial" fo:font-size="11pt" officeooo:rsid="0145c9c0" style:font-size-asian="11pt" style:font-size-complex="11pt"/>
    </style:style>
    <style:style style:name="T11" style:family="text">
      <style:text-properties style:font-name="Arial" fo:font-size="11pt" officeooo:rsid="01512619" style:font-size-asian="11pt" style:font-size-complex="11pt"/>
    </style:style>
    <style:style style:name="T12" style:family="text">
      <style:text-properties style:font-name="Arial" fo:font-size="11pt" officeooo:rsid="014f698a" style:font-size-asian="11pt" style:font-size-complex="11pt"/>
    </style:style>
    <style:style style:name="T13" style:family="text">
      <style:text-properties style:font-name="Arial" fo:font-size="11pt" officeooo:rsid="018d3b01" style:font-size-asian="11pt" style:font-size-complex="11pt"/>
    </style:style>
    <style:style style:name="T14" style:family="text">
      <style:text-properties style:font-name="Arial" fo:font-size="11pt" officeooo:rsid="018e5c6e" style:font-size-asian="11pt" style:font-size-complex="11pt"/>
    </style:style>
    <style:style style:name="T15" style:family="text">
      <style:text-properties style:font-name="Arial" fo:font-size="11pt" officeooo:rsid="01512619" style:font-name-asian="NSimSun" style:font-size-asian="11pt" style:font-name-complex="Liberation Mono" style:font-size-complex="11pt"/>
    </style:style>
    <style:style style:name="T16" style:family="text">
      <style:text-properties officeooo:rsid="006ba283"/>
    </style:style>
    <style:style style:name="T17" style:family="text">
      <style:text-properties officeooo:rsid="01512619"/>
    </style:style>
    <style:style style:name="T18" style:family="text">
      <style:text-properties fo:font-size="9pt" officeooo:rsid="015293e4" style:font-size-asian="9pt" style:font-size-complex="9pt"/>
    </style:style>
    <style:style style:name="T19" style:family="text">
      <style:text-properties fo:font-weight="bold" style:font-weight-asian="bold" style:font-weight-complex="bold"/>
    </style:style>
    <style:style style:name="T20" style:family="text">
      <style:text-properties fo:font-weight="bold" officeooo:rsid="015293e4" style:font-weight-asian="bold" style:font-weight-complex="bold"/>
    </style:style>
    <style:style style:name="T21" style:family="text">
      <style:text-properties officeooo:rsid="01586b6f"/>
    </style:style>
    <style:style style:name="T22" style:family="text">
      <style:text-properties officeooo:rsid="01596c35"/>
    </style:style>
    <style:style style:name="T23" style:family="text">
      <style:text-properties officeooo:rsid="015a353d"/>
    </style:style>
    <style:style style:name="T24" style:family="text">
      <style:text-properties officeooo:rsid="015a856a"/>
    </style:style>
    <style:style style:name="gr1" style:family="graphic">
      <style:graphic-properties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protect="position siz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Separate all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all?language=Basic&amp;location=document" xlink:type="simple"/>
            </office:event-listeners>
          </form:button>
          <form:button form:name="Bouton 2" form:control-implementation="ooo:com.sun.star.form.component.CommandButton" xml:id="control2" form:id="control2" form:label="Direct merge of single datase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Dataset?language=Basic&amp;location=document" xlink:type="simple"/>
            </office:event-listeners>
          </form:button>
          <form:button form:name="Bouton 2" form:control-implementation="ooo:com.sun.star.form.component.CommandButton" xml:id="control3" form:id="control3" form:label="Merge all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All?language=Basic&amp;location=document" xlink:type="simple"/>
            </office:event-listeners>
          </form:button>
          <form:button form:name="Bouton 1" form:control-implementation="ooo:com.sun.star.form.component.CommandButton" xml:id="control4" form:id="control4" form:label="Merge examples" office:target-frame="" form:delay-for-repeat="PT0.050000000S" form:image-position="center">
            <form:properties>
              <form:property form:property-name="DefaultControl" office:value-type="string" office:string-value="com.sun.star.form.control.CommandButton"/>
              <form:property form:property-name="Repeat" office:value-type="boolean" office:boolean-value="true"/>
            </form:properties>
            <office:event-listeners>
              <script:event-listener script:language="ooo:script" script:event-name="dom:mousedown" xlink:href="vnd.sun.star.script:Standard.Module1.MergeExamples?language=Basic&amp;location=document" xlink:type="simple"/>
            </office:event-listeners>
          </form:button>
          <form:button form:name="Bouton 2" form:control-implementation="ooo:com.sun.star.form.component.CommandButton" xml:id="control5" form:id="control5" form:label="Separate users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users?language=Basic&amp;location=document" xlink:type="simple"/>
            </office:event-listeners>
          </form:button>
          <form:button form:name="Bouton 2" form:control-implementation="ooo:com.sun.star.form.component.CommandButton" xml:id="control6" form:id="control6" form:label="Direct merge of users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User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5" draw:name="Forme1_3" draw:style-name="gr1" draw:text-style-name="P17" svg:width="6.002cm" svg:height="0.712cm" svg:x="8.999cm" svg:y="4.001cm" draw:control="control6"/>
      <draw:control text:anchor-type="page" text:anchor-page-number="1" draw:z-index="4" draw:name="Forme1_2" draw:style-name="gr2" draw:text-style-name="P17" svg:width="5.811cm" svg:height="0.71cm" svg:x="2cm" svg:y="4.5cm" draw:control="control5"/>
      <draw:control text:anchor-type="page" text:anchor-page-number="1" draw:z-index="3" draw:name="Forme1_1" draw:style-name="gr1" draw:text-style-name="P17" svg:width="6.002cm" svg:height="0.712cm" svg:x="8.999cm" svg:y="5.001cm" draw:control="control3"/>
      <draw:control text:anchor-type="page" text:anchor-page-number="1" draw:z-index="2" draw:name="Forme1_0" draw:style-name="gr1" draw:text-style-name="P17" svg:width="6.002cm" svg:height="0.712cm" svg:x="8.999cm" svg:y="6.001cm" draw:control="control4"/>
      <draw:control text:anchor-type="page" text:anchor-page-number="1" draw:z-index="1" draw:name="Forme1" draw:style-name="gr1" draw:text-style-name="P17" svg:width="6.002cm" svg:height="0.712cm" svg:x="8.999cm" svg:y="3cm" draw:control="control2"/>
      <draw:control text:anchor-type="page" text:anchor-page-number="1" draw:z-index="0" draw:name="Forme1" draw:style-name="gr2" draw:text-style-name="P17" svg:width="5.811cm" svg:height="0.71cm" svg:x="2cm" svg:y="6.001cm" draw:control="control1"/>
      <text:p text:style-name="P11"><text:span text:style-name="T19">OpenSCAD </text:span><text:span text:style-name="T20">Customizer </text:span><text:span text:style-name="T19">Dataset management</text:span> <text:tab/><text:tab/><text:tab/><text:tab/><text:span text:style-name="T18">28 March 2021</text:span></text:p>
      <text:p text:style-name="P9"/>
      <text:p text:style-name="P12"><text:span text:style-name="T2">Data file</text:span><text:span text:style-name="T16"> name (with extension):</text:span></text:p>
      <text:p text:style-name="P12"><text:span text:style-name="T16"><text:variable-set text:name="AppName2" office:value-type="string">BentSim.json</text:variable-set></text:span><text:span text:style-name="T16"><text:text-input text:descriptio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4"/>
      <text:p text:style-name="P13"><text:span text:style-name="T17">This file shall be executed in the main project directory and a subdirectory ‘/Data’ shall be present (please respect </text:span><text:span text:style-name="T21">upper/lower</text:span><text:span text:style-name="T17"> case</text:span><text:span text:style-name="T21">s</text:span><text:span text:style-name="T17">).</text:span></text:p>
      <text:p text:style-name="P13"/>
      <text:p text:style-name="P15">To activate the macros <text:span text:style-name="T22">in Libre Office</text:span>, you <text:span text:style-name="T22">may have to modify the </text:span>configur<text:span text:style-name="T22">ation</text:span>: </text:p>
      <text:p text:style-name="P15">[Tools]&gt;[Options]&gt;[Libre Office]&gt;[Security]&gt;[Macros security]&gt;&gt;[Security level] shall be set on 'medium' (as my macros <text:span text:style-name="T23">can’t be</text:span> signed, I am not a company...). With 'Medium' set, <text:span text:style-name="T23">any libre office </text:span>program will ask <text:span text:style-name="T24">to allow</text:span> macro execution every time you open a file containing macros. <text:span text:style-name="T24">Needless to say, you shall use an antivirus when allowing macros from unknown source.</text:span></text:p>
      <text:p text:style-name="P10"><text:span text:style-name="Source_20_Text"><text:span text:style-name="T3"/></text:span></text:p>
      <text:p text:style-name="P6"><text:span text:style-name="Source_20_Text"><text:span text:style-name="T4">The macro [separate </text:span></text:span><text:span text:style-name="Source_20_Text"><text:span text:style-name="T13">users </text:span></text:span><text:span text:style-name="Source_20_Text"><text:span text:style-name="T4">dataset] will create a unique file for each </text:span></text:span><text:span text:style-name="Source_20_Text"><text:span text:style-name="T13">user</text:span></text:span><text:span text:style-name="Source_20_Text"><text:span text:style-name="T4"> dataset </text:span></text:span><text:span text:style-name="Source_20_Text"><text:span text:style-name="T13">(index&gt;=100)</text:span></text:span><text:span text:style-name="Source_20_Text"><text:span text:style-name="T4"> of the openscad ‘</text:span></text:span><text:span text:style-name="Source_20_Text"><text:span text:style-name="T5">BentSim</text:span></text:span><text:span text:style-name="Source_20_Text"><text:span text:style-name="T4">.json’ file </text:span></text:span><text:span text:style-name="Source_20_Text"><text:span text:style-name="T5">in the ‘BentSim’ directory and send them </text:span></text:span><text:span text:style-name="Source_20_Text"><text:span text:style-name="T6">in the ‘</text:span></text:span><text:span text:style-name="Source_20_Text"><text:span text:style-name="T5">/</text:span></text:span><text:span text:style-name="Source_20_Text"><text:span text:style-name="T6">Data’ </text:span></text:span><text:span text:style-name="Source_20_Text"><text:span text:style-name="T7">sub-</text:span></text:span><text:span text:style-name="Source_20_Text"><text:span text:style-name="T6">directory</text:span></text:span><text:span text:style-name="Source_20_Text"><text:span text:style-name="T4">. Each separated file is a valid ‘.json’ file for OpenSCAD but with a modified extension ‘.cusd’ <text:s/></text:span></text:span><text:span text:style-name="Source_20_Text"><text:span text:style-name="T7">(Customizer Set Data)</text:span></text:span><text:span text:style-name="Source_20_Text"><text:span text:style-name="T4">. <text:s/>This allow to transfer to someone else this individual file which can then be merged in an existing ‘</text:span></text:span><text:span text:style-name="Source_20_Text"><text:span text:style-name="T8">BentSim</text:span></text:span><text:span text:style-name="Source_20_Text"><text:span text:style-name="T4">.json’ file without crushing any data with the macro [Merge </text:span></text:span><text:span text:style-name="Source_20_Text"><text:span text:style-name="T7">single </text:span></text:span><text:span text:style-name="Source_20_Text"><text:span text:style-name="T4">dataset]. This also allow saving your </text:span></text:span><text:span text:style-name="Source_20_Text"><text:span text:style-name="T8">models </text:span></text:span><text:span text:style-name="Source_20_Text"><text:span text:style-name="T4">data before updating the application.</text:span></text:span></text:p>
      <text:p text:style-name="P7"><text:span text:style-name="Source_20_Text"><text:span text:style-name="T7">Note that you can split another file than ‘BentSim.json’ by changing the filed content above (by examples for saved files).</text:span></text:span></text:p>
      <text:p text:style-name="P1"><text:span text:style-name="Source_20_Text"><text:span text:style-name="T3"/></text:span></text:p>
      <text:p text:style-name="P8"><text:span text:style-name="Source_20_Text"><text:span text:style-name="T4">The macro [separate </text:span></text:span><text:span text:style-name="Source_20_Text"><text:span text:style-name="T13">all </text:span></text:span><text:span text:style-name="Source_20_Text"><text:span text:style-name="T4">dataset</text:span></text:span><text:span text:style-name="Source_20_Text"><text:span text:style-name="T13">s</text:span></text:span><text:span text:style-name="Source_20_Text"><text:span text:style-name="T4">] </text:span></text:span><text:span text:style-name="Source_20_Text"><text:span text:style-name="T13">do the same as above, but include examples in the output</text:span></text:span></text:p>
      <text:p text:style-name="P1"><text:span text:style-name="Source_20_Text"><text:span text:style-name="T3"/></text:span></text:p>
      <text:p text:style-name="P2"><text:span text:style-name="Source_20_Text"><text:span text:style-name="T4">Running a second time <text:s/>‘separate dataset’ macro</text:span></text:span><text:span text:style-name="Source_20_Text"><text:span text:style-name="T13">s</text:span></text:span><text:span text:style-name="Source_20_Text"><text:span text:style-name="T4"> will crush file</text:span></text:span><text:span text:style-name="Source_20_Text"><text:span text:style-name="T7">s</text:span></text:span><text:span text:style-name="Source_20_Text"><text:span text:style-name="T4"> with identical names</text:span></text:span><text:span text:style-name="Source_20_Text"><text:span text:style-name="T9">.</text:span></text:span></text:p>
      <text:p text:style-name="P2"><text:span text:style-name="Source_20_Text"><text:span text:style-name="T9"/></text:span></text:p>
      <text:p text:style-name="P16"><text:span text:style-name="Source_20_Text"><text:span text:style-name="T7">The macro </text:span></text:span><text:span text:style-name="Source_20_Text"><text:span text:style-name="T10">[</text:span></text:span><text:span text:style-name="Source_20_Text"><text:span text:style-name="T13">Direct m</text:span></text:span><text:span text:style-name="Source_20_Text"><text:span text:style-name="T10">erge </text:span></text:span><text:span text:style-name="Source_20_Text"><text:span text:style-name="T11">single</text:span></text:span><text:span text:style-name="Source_20_Text"><text:span text:style-name="T10"> dataset] </text:span></text:span><text:span text:style-name="Source_20_Text"><text:span text:style-name="T11">lists all the datasets present in the ‘/Data’ directory, attributing them </text:span></text:span><text:span text:style-name="Source_20_Text"><text:span text:style-name="T15">an order number. You select the dataset by entering the given number and then it is merged in the ‘BentSim.json’ file (the original file, not a copy)</text:span></text:span><text:span text:style-name="Source_20_Text"><text:span text:style-name="T10">. </text:span></text:span><text:span text:style-name="Source_20_Text"><text:span text:style-name="T11">Note that if the list exceed your screen height, the macro won’t work, you will have to cleanup the ‘/Data’ directory first.</text:span></text:span></text:p>
      <text:p text:style-name="P16"><text:span text:style-name="Source_20_Text"><text:span text:style-name="T11"/></text:span></text:p>
      <text:p text:style-name="P8"><text:span text:style-name="Source_20_Text"><text:span text:style-name="T9">Note that a </text:span></text:span><text:span text:style-name="Source_20_Text"><text:span text:style-name="T5">single </text:span></text:span><text:span text:style-name="Source_20_Text"><text:span text:style-name="T9">merged file will have its name completed by an « _ » character</text:span></text:span></text:p>
      <text:p text:style-name="P8"><text:span text:style-name="Source_20_Text"><text:span text:style-name="T9">If you merge multiple time the same file, you will have multiple occurrences and this can work in OpenSCAD but is very confusing, as the file order change to have the dataset at the end of the list being the last dataset used.</text:span></text:span></text:p>
      <text:p text:style-name="P8"><text:span text:style-name="Source_20_Text"><text:span text:style-name="T9"/></text:span></text:p>
      <text:p text:style-name="P8"><text:span text:style-name="Source_20_Text"><text:span text:style-name="T13">The macro </text:span></text:span><text:span text:style-name="Source_20_Text"><text:span text:style-name="T10">[</text:span></text:span><text:span text:style-name="Source_20_Text"><text:span text:style-name="T13">Direct m</text:span></text:span><text:span text:style-name="Source_20_Text"><text:span text:style-name="T10">erge </text:span></text:span><text:span text:style-name="Source_20_Text"><text:span text:style-name="T13">users</text:span></text:span><text:span text:style-name="Source_20_Text"><text:span text:style-name="T10"> dataset] </text:span></text:span><text:span text:style-name="Source_20_Text"><text:span text:style-name="T13">will merge alls users datasets (those with an index&gt;=100) to the main customizer ‘.json’ file while preserving all existings datasets even if they are of same index. So if you merge multiple times, you will have multiple identical datasets.</text:span></text:span></text:p>
      <text:p text:style-name="P8"><text:span text:style-name="Source_20_Text"><text:span text:style-name="T9"/></text:span></text:p>
      <text:p text:style-name="P3"><text:span text:style-name="Source_20_Text"><text:span text:style-name="T7">The macro </text:span></text:span><text:span text:style-name="Source_20_Text"><text:span text:style-name="T10">[Merge all datasets] will merge all independant files in the ‘/Data’ directory (files with ‘.cusd’ extension) and create a new file with same name as the original (normally BentSim.json) , but located in the ‘/</text:span></text:span><text:span text:style-name="Source_20_Text"><text:span text:style-name="T11">D</text:span></text:span><text:span text:style-name="Source_20_Text"><text:span text:style-name="T10">ata’ directory. To use it, rename old data file in the main BentSim directory and move the new file to the main directory.</text:span></text:span></text:p>
      <text:p text:style-name="P3"><text:span text:style-name="Source_20_Text"><text:span text:style-name="T10">Datasets in the .json file are sorted by numbers for model numbers &lt; 100 (these are the examples) and are not sorted over model numbers 100. </text:span></text:span></text:p>
      <text:p text:style-name="P3"><text:span text:style-name="Source_20_Text"><text:span text:style-name="T10"/></text:span></text:p>
      <text:p text:style-name="P3"><text:soft-page-break/><text:span text:style-name="Source_20_Text"><text:span text:style-name="T7">The macro </text:span></text:span><text:span text:style-name="Source_20_Text"><text:span text:style-name="T10">[Merge examples] command merge only the files with heading numbers &lt; 100 an</text:span></text:span><text:span text:style-name="Source_20_Text"><text:span text:style-name="T13">d</text:span></text:span><text:span text:style-name="Source_20_Text"><text:span text:style-name="T10"> create the resulting file ‘Examples.json’ </text:span></text:span><text:span text:style-name="Source_20_Text"><text:span text:style-name="T11">in ‘/Data’ directory</text:span></text:span><text:span text:style-name="Source_20_Text"><text:span text:style-name="T10">. This is mainly a tool </text:span></text:span><text:span text:style-name="Source_20_Text"><text:span text:style-name="T14">when I update the </text:span></text:span><text:span text:style-name="Source_20_Text"><text:span text:style-name="T10"><text:s/>program. <text:s/></text:span></text:span></text:p>
      <text:p text:style-name="P3"><text:span text:style-name="Source_20_Text"><text:span text:style-name="T10"/></text:span></text:p>
      <text:p text:style-name="P4"><text:span text:style-name="Source_20_Text"><text:span text:style-name="T5">For good organisation I highly recommend to give different model numbers to each of your model (numbers s</text:span></text:span><text:span text:style-name="Source_20_Text"><text:span text:style-name="T11">h</text:span></text:span><text:span text:style-name="Source_20_Text"><text:span text:style-name="T5">all be &gt; 100), this is the first field of the [Description text] tab.</text:span></text:span></text:p>
      <text:p text:style-name="P4"><text:span text:style-name="Source_20_Text"><text:span text:style-name="T5"/></text:span></text:p>
      <text:p text:style-name="P4"><text:span text:style-name="Source_20_Text"><text:span text:style-name="T5"/></text:span></text:p>
      <text:p text:style-name="P5"><text:span text:style-name="Source_20_Text"><text:span text:style-name="T12">© Pierre ROUZEAU 2021 – licence cc BY-SA 4.0</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7-21T21:16:50.342000000</meta:creation-date>
    <dc:date>2021-03-30T15:11:19.165000000</dc:date>
    <meta:editing-duration>P2DT2H12M13S</meta:editing-duration>
    <meta:editing-cycles>338</meta:editing-cycles>
    <meta:generator>LibreOffice/7.1.1.2$Windows_X86_64 LibreOffice_project/fe0b08f4af1bacafe4c7ecc87ce55bb426164676</meta:generator>
    <meta:document-statistic meta:table-count="0" meta:image-count="0" meta:object-count="0" meta:page-count="2" meta:paragraph-count="19" meta:word-count="573" meta:character-count="3450" meta:non-whitespace-character-count="2885"/>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separall 
  separx(true)
end sub

sub separusers
  separx(false)
end sub

sub separx (allsets as boolean) ' this get modelnum parameter and set it at the beginning of file name
	dim l1$, t1$, t2$, t3$, dsname$, varname$, mnum$
	dim filei$, filein$, fileo$, fileout$
	dim txtin as integer, txtout, mdnum, i, idx as integer
	dim directory$, directorydata$, oDoc as object, curFile, oMasters, oVar
	dim datatxt(300) as string
	dim setnum(256) as boolean
	for i=0 to 255 
	  setnum(i) = false
	next i  
	oMasters = ThisComponent.getTextFieldMasters()
   	oDoc = ThisComponent
	curFile = ThisComponent.getURL()
	directory = Left(curFile, Len(curFile)-18) 'this is the length of the .odt file name
	oVar =  oMasters.getByName("com.sun.star.text.fieldmaster.SetExpression.AppName2")
	filei = oVar.DependentTextFields(0).Content
	filein = directory+filei
	txtin = FreeFile()
	open filein for input as #txtin 
	line input #txtin, t1 'remove two first lines
	line input #txtin, t2
	do while not eof(txtin)	
		line input #txtin, t3
		if right(t3,1)=chr(34) then 'This is the end of the file
			exit do
		end if	
		dsname  = left(Mid(t3,10),len(t3)-13) 'Extract dataset name
		dsname =  Replace(dsname,"\"+chr(34), "_") ' not valid character for a file name
		dsname =  Replace(dsname, "'", "_") ' also not valid but many others char could be unvalid
		datatxt(0) = t1
		datatxt(1) = t2
		datatxt(2) = t3
		idx = 3
		mnum = "255" ' default dataset number
		mdnum = 255
		do while not eof(txtin)
			line input #txtin, l1
			varname = left(Mid(l1,14),8)
			if varname = "modelnum" Then 'if parameter is modelnum
				mnum = left(Mid(l1,26),len(l1)-27) ' get the modelnum content
				mdnum = CInt(mnum) 'convert to integer
				if mdnum&lt;10 then 'format number string
					mnum = "00"+mnum 'Not found formatting function, duh !!!
				elseif mdnum&lt;100 then
					mnum = "0"+mnum	
				elseif mdnum&gt;255 then
					mnum =  "255"
					mdnum = 255		
				end if	
			endif	
			if Right(l1,2) = "}," or Right(l1,2) = "}"  Then 'end of the dataset
				datatxt(idx) = "        }"
				datatxt(idx+1) = "    },"
				datatxt(idx+2) = "    "+chr(34)+"fileFormatVersion"+chr(34)+": "+chr(34)+"1"+chr(34)
				datatxt(idx+3) = "}"
				exit do
			else
				datatxt(idx) = l1
				idx = idx+1 ' line counter
			endif
		loop
		if (allsets=true or mdnum&gt;=100) then 
		  	'if setnum(mdnum) then
		  	'	msgbox "There is already a dataset with the index "&amp;mdnum
		  	'end if	
		  	setnum(mdnum)=true	 
			fileo = mnum+dsname+".cusd"
			fileout = directory+"Data/"+fileo
			txtout = FreeFile()	
			open fileout for output as #txtout 
			for i=0 to idx+3 
			 	Print #txtout, datatxt(i)
			next i
			close #txtout 	
		end if
	loop
	close #txtin
	msgbox "Customizer dataset separation done from file: "+filei+" to '/Data' subdirectory"
end sub

'Merge single dataset
Sub MergeDataset
	dim NextFile$, AllFiles$, Fmsg$
	dim mgfiles(127), mgfiles2(127) as string
	dim l1$, l2$, filei$, filein$, file2i$, file2in$, fileo$, fileout$, oldfile$ 
	dim txtin as integer, txt2in as integer, txtout as integer, idx as integer, sel as integer
	dim directory, oDoc, curFile, oMasters, oVar
	oMasters = ThisComponent.getTextFieldMasters()
   	oDoc = ThisComponent
	curFile = ThisComponent.getURL()
	directory = Left(curFile, Len(curFile)-18) 'this is the length of the .odt file name
	oVar =  oMasters.getByName("com.sun.star.text.fieldmaster.SetExpression.AppName2")
	filei = oVar.DependentTextFields(0).Content
 	AllFiles = ""
	NextFile = Dir(directory+"Data/*.cusd",0)
	idx=1
	While NextFile &lt;&gt; ""
  		mgfiles(idx) = NextFile
	    AllFiles = AllFiles &amp; Chr(13) &amp; idx &amp; ":  "&amp;left(NextFile, len(NextFile)-5) 
	    idx = idx+1
	    NextFile = Dir
	Wend
	AllFiles = AllFiles &amp; Chr(13) &amp; "Give the number of the file you want to merge"
	sel = Cint(trim(inputbox(AllFiles)))
  	if sel&lt;idx and sel&gt;0  then
		MsgBox cstr(sel)+": "+mgfiles(sel)
		filein = directory+filei  'OpenSCAD data .json file
		fileout = directory+"tmpcusd" 'Temporary file
		txtin = FreeFile()
		open filein for input as #txtin 
		txtout = FreeFile()	
		open fileout for output as #txtout 
		do while not eof(txtin)
			line input #txtin, l1
			if Right(l1,1) = "}"  Then 'this is the last dataset as there is no comma
				Print #txtout, "        }," 'adding a comma to add a new dataset
				close #txtin
				exit do
			else
				Print #txtout, l1
			endif
		loop
		
		file2in = directory+"Data/"+mgfiles(sel)		
		txt2in = FreeFile()				
		open file2in for input as #txt2in 	
		line input #txt2in, l1
		line input #txt2in, l1 ' first two lines unused
		line input #txt2in, l1 'dataset name
		l1=replace(l1, chr(34)+": {","_"+chr(34)+": {") 'add an underscore to the dataset name
		Print #txtout, l1
		do while not eof(txt2in)
			line input #txt2in, l1
			Print #txtout, l1
			if Right(l1,1) = "}"  Then 
				close #txt2in
				exit do
			endif
		loop
		Print #txtout, "    },"
		Print #txtout, "    "+chr(34)+"fileFormatVersion"+chr(34)+": "+chr(34)+"1"+chr(34)
		Print #txtout, "}"
		close #txtout
		oldfile = left(filein, len(filein)-5) &amp; "_old.json"
		Kill oldfile
		Name filein As oldfile
		Name fileout As filein
		MsgBox "Merged " &amp; file2in &amp; " in " &amp; filein 
	else
		MsgBox "The input is not valid"	
	endif
End Sub

'As users files may not have properly defined index, it is not possible to sort
'them properly so they are merged as they are listed by the system, which seems
'quite random on Windows

'This module sort examples by their index but other files are merged as they come
sub MergeAll 
	MergeSets(true)
end sub

'Direct merge of users file in the main file, unsorted
sub MergeUsers
	MergeSets(false)
end sub

Sub MergeSets (AllSets as boolean)
	dim NextFile$, AllFiles$
	dim mgfiles(127), mgfiles2(127) as string
	dim l1$, l2$, filei$, filein$, file2i$, file2in$, fileo$, fileout$, fileex$, oldfile$ 
	dim txtin as integer, txt2in as integer, txtout as integer, idx as integer, sel as integer
	dim directory, directorydata, oDoc, curFile, oMasters, oVar
	if (AllSets) then
		MergeEx(False, 1) 'merge silently the examples (num &lt; 100), no ending
	endif
	oMasters = ThisComponent.getTextFieldMasters()
   	oDoc = ThisComponent
	curFile = ThisComponent.getURL()
	directory = Left(curFile, Len(curFile)-18) 'this is the length of the .odt file name
	directorydata = directory+"Data/"
	oVar =  oMasters.getByName("com.sun.star.text.fieldmaster.SetExpression.AppName2")
	filei = oVar.DependentTextFields(0).Content
	
	fileex = directorydata+"examples2.json"
	if (Allsets) then 'Recover data from merged examples
		txtout = FreeFile()	
		open fileex for append as #txtout 'examples2.json file json data have no proper ending
		fileout = directorydata+filei 'Safe in '/Data' directory
'		open fileout for output as #txtout 
	else 'Recover data from main '.json' file	
		file2in = directory+filei  'OpenSCAD original data .json file
		fileout = directory+"tmpcusd" 'Temporary file
		txtin = FreeFile()
		open file2in for input as #txtin 
		txtout = FreeFile()	
		open fileout for output as #txtout 
		do while not eof(txtin)
			line input #txtin, l1
			if Right(l1,1) = "}"  Then 'this is the last dataset as there is no comma
				close #txtin
				exit do
			else
				Print #txtout, l1
			endif
		loop
	endif
'	Loop to write users files (index &gt; 100)	
	NextFile = Dir(directorydata+"*.cusd",0)
	While NextFile &lt;&gt; ""
  		idx = Cint(left(nextfile,3)) ' get the number heading dataset file
		if(idx&gt;=100) then 'Examples have numbers below 100
			filein = directorydata+NextFile		
			txtin = FreeFile()
			open filein for input as #txtin 
			line input #txtin, l1
			line input #txtin, l1 ' first two lines unused
			line input #txtin, l1 'dataset name
			Print #txtout, "        },"	'closing former dataset with a comma
			Print #txtout, l1 ' new dataset
			do while not eof(txtin)
				line input #txtin, l1
				if Right(l1,1) = "}"  Then  ' end of dataset
					close #txtin
					exit do
				else
					Print #txtout, l1	
				endif
			loop
		end if
	    NextFile = Dir
	Wend
	'Write end of '.json' customizer file
	Print #txtout, "        }" ' closing last dataset without comma
	Print #txtout, "    }," 'closing parametersets
	Print #txtout, "    "+chr(34)+"fileFormatVersion"+chr(34)+": "+chr(34)+"1"+chr(34)
	Print #txtout, "}" 'End of json file
	close #txtout
	if AllSets then 'Rename file examples2.json
		on error resume next	
		Kill fileout
		Name fileex as fileout ' from examples 2 to json file (remember we are in subdirectory 'Data')
		MsgBox "Merged all datasets in "+fileout 'we're happy
	else 'Rename file tmpcusd
		on error resume next	
		Kill directory+"old_"+filei
		Name file2in as directory+"old_"+filei 'save former .json file
		Name fileout as file2in ' from tmpcusd to json file (remember we are in subdirectory 'Data')
		MsgBox "Merged users datasets in "+file2in 'we're happy
	endif	
end sub

Sub MergeExamples () 
	MergeEx (true, 1)
end sub

'This module SORT the examples by number while merging them
Sub MergeEx (withend as boolean, selm as integer) 'used in merge all without end
	dim NextFile$, Allsort$
	dim mgex$(100)
	dim l1$, l2$, filei$, filein$, file2i$, file2in$, fileo$, fileout$, oldfile$ 
	dim txtin as integer, txt2in as integer, txtout as integer
	dim i as integer, idx2 as integer
	dim directory$, directorydata$, oDoc, curFile$, oMasters, oVar, first, miss as boolean
	oMasters = ThisComponent.getTextFieldMasters()
   	oDoc = ThisComponent
	curFile = ThisComponent.getURL()
	directory = Left(curFile, Len(curFile)-18) 'this is the length of the .odt file name
	directorydata = directory + "Data/"
	oVar =  oMasters.getByName("com.sun.star.text.fieldmaster.SetExpression.AppName2")
	'filei = oVar.DependentTextFields(0).Content
	if withend then
	  	filei = "Examples.json"	
	else
		filei = "Examples2.json"
	end if	
	NextFile = Dir(directorydata+"*.cusd",0)
	for i = 0 to 99
		mgex(i) = ""
	next i 
	While NextFile &lt;&gt; ""
		idx2 = Cint(left(nextfile,3)) ' get the number heading dataset file
		if(idx2&lt;100) then 'Examples have numbers below 100
			mgex(idx2) = NextFile
		end if
	    NextFile = Dir
	Wend
	Allsort = ""
	for i = 0 to 99 
		if mgex(i) &lt;&gt; "" then
			Allsort = Allsort &amp; Chr(13) &amp; i &amp; ":  "&amp;left(mgex(i), len(mgex(i))-5) 
		end if
	next i
	filein = directorydata+filei 'file built by the example merge
	fileout = directorydata+"tmpcusd"
	txtout = FreeFile()	
	open fileout for output as #txtout 
	Print #txtout,"{"
    Print #txtout,"    "+chr(34)+"parameterSets"+chr(34)+": {"
    first = true 'used to not close dataset when there is none 
	for i=1 to 99			
		if mgex(i) &lt;&gt; "" then
			if first then
				first = false
			else
				Print #txtout, "        },"	'closing former dataset with a comma
			end if	
			file2in = directorydata+mgex(i)
			txt2in = FreeFile()
			open file2in for input as #txt2in 				
			line input #txt2in, l1
			line input #txt2in, l1 ' first two lines unused
			line input #txt2in, l1 'dataset name
			'l1=replace(l1, chr(34)+": {","_"+chr(34)+": {") 'add an underscore to the dataset name
			Print #txtout, l1
			do while not eof(txt2in)
				line input #txt2in, l1
				if Right(l1,1) = "}"  Then 
					close #txt2in
					exit do
				else
					Print #txtout, l1	
				endif
			loop
		endif
	next i
	if (withend) then
		Print #txtout, "        }" ' closing last dataset without comma
		Print #txtout, "    }," 'closing parametersets
		Print #txtout, "    "+chr(34)+"fileFormatVersion"+chr(34)+": "+chr(34)+"1"+chr(34)
		Print #txtout, "}"
	end if
	close #txtout
	on error resume next
	Kill filein ' temporary storing file
	Name fileout As filein ' move temporary file to examples json file
	if withend then
		MsgBox "Merged sets in " &amp; filein 'we're happ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